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1cm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6.25cm" fo:min-width="7.25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0.5cm"/>
    </style:style>
    <style:style style:name="gr4" style:family="graphic" style:parent-style-name="standard">
      <style:graphic-properties svg:stroke-width="0.159cm" svg:stroke-color="#f10d0c" draw:marker-start-width="0.438cm" draw:marker-end-width="0.4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302709" draw:marker-start-width="0.438cm" draw:marker-end-width="0.438cm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7" style:family="graphic" style:parent-style-name="standard">
      <style:graphic-properties draw:fill-color="#ffde59" draw:textarea-horizontal-align="justify" draw:textarea-vertical-align="middle" draw:auto-grow-height="false" fo:min-height="0cm" fo:min-width="0.032cm"/>
    </style:style>
    <style:style style:name="gr8" style:family="graphic" style:parent-style-name="standard">
      <style:graphic-properties draw:fill-color="#302709" draw:textarea-horizontal-align="justify" draw:textarea-vertical-align="middle" draw:auto-grow-height="false" fo:min-height="3.25cm" fo:min-width="5.5cm"/>
    </style:style>
    <style:style style:name="gr9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de59"/>
      <style:paragraph-properties fo:text-align="center"/>
    </style:style>
    <style:style style:name="P5" style:family="paragraph">
      <loext:graphic-properties draw:fill-color="#30270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1.5cm" svg:height="2.5cm" svg:x="2.75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5cm" svg:height="6.5cm" svg:x="7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cm" svg:height="1.5cm" svg:x="8.25cm" svg:y="1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cm" svg:height="1.5cm" svg:x="7.1cm" svg:y="1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5cm" svg:x="9.4cm" svg:y="14.2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999cm" svg:x1="7.6cm" svg:y1="15.75cm" svg:x2="3.477cm" svg:y2="4.442cm" draw:start-shape="id1" draw:start-glue-point="2" draw:end-shape="id2" draw:end-glue-point="4" svg:d="M7600 15750v1500h-4123v-12808" svg:viewBox="0 0 4124 12809">
          <text:p/>
        </draw:connector>
        <draw:connector draw:style-name="gr5" draw:text-style-name="P1" draw:layer="layout" draw:line-skew="-2.499cm 1.999cm" svg:x1="8.294cm" svg:y1="5.326cm" svg:x2="8.75cm" svg:y2="15.75cm" draw:end-shape="id3" draw:end-glue-point="2" svg:d="M8294 5326h-3044v12924h3500v-2500" svg:viewBox="0 0 3501 12925">
          <text:p/>
        </draw:connector>
        <draw:frame draw:style-name="gr6" draw:text-style-name="P3" draw:layer="layout" svg:width="4.25cm" svg:height="1.75cm" svg:x="1.75cm" svg:y="1.25cm">
          <draw:text-box>
            <text:p>Schakelaar</text:p>
          </draw:text-box>
        </draw:frame>
        <draw:custom-shape draw:style-name="gr7" draw:text-style-name="P4" xml:id="id2" draw:id="id2" draw:layer="layout" svg:width="0.75cm" svg:height="0.25cm" svg:x="3.102cm" svg:y="4.19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7" draw:text-style-name="P4" xml:id="id4" draw:id="id4" draw:layer="layout" svg:width="0.75cm" svg:height="0.25cm" svg:x="3.1cm" svg:y="3.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" draw:text-style-name="P1" draw:layer="layout" svg:x1="8.589cm" svg:y1="3.494cm" svg:x2="3.85cm" svg:y2="3.526cm" draw:end-shape="id4" draw:end-glue-point="10" svg:d="M8589 3494h-2118v32h-2621" svg:viewBox="0 0 4740 33">
          <text:p/>
        </draw:connector>
        <draw:custom-shape draw:style-name="gr8" draw:text-style-name="P5" draw:layer="layout" svg:width="6cm" svg:height="3.5cm" svg:x="8.75cm" svg:y="2.7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5cm" svg:height="1.75cm" svg:x="9.75cm" svg:y="1.5cm">
          <draw:text-box>
            <text:p>Batterijhouder</text:p>
          </draw:text-box>
        </draw:frame>
        <draw:frame draw:style-name="gr9" draw:text-style-name="P3" draw:layer="layout" svg:width="6.75cm" svg:height="1.5cm" svg:x="7.5cm" svg:y="10.5cm">
          <draw:text-box>
            <text:p>L298N Motorsturing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eter Mansvelder</meta:initial-creator>
    <meta:creation-date>2024-09-24T20:24:34.353918739</meta:creation-date>
    <dc:date>2024-09-24T20:34:57.286133318</dc:date>
    <dc:creator>Peter Mansvelder</dc:creator>
    <meta:editing-duration>PT10M23S</meta:editing-duration>
    <meta:editing-cycles>1</meta:editing-cycles>
    <meta:document-statistic meta:object-count="14"/>
    <meta:generator>LibreOffice/7.3.2.2$MacOSX_AARCH64 LibreOffice_project/49f2b1bff42cfccbd8f788c8dc32c1c309559be0</meta:generator>
  </office:meta>
</office:document-meta>
</file>